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09:52:38</text:p>
          </table:table-cell>
          <table:table-cell office:value-type="float" office:value="0.0003481" calcext:value-type="float">
            <text:p>0.0003481</text:p>
          </table:table-cell>
          <table:table-cell office:value-type="float" office:value="0.1928122" calcext:value-type="float">
            <text:p>0.1928122</text:p>
          </table:table-cell>
          <table:table-cell office:value-type="float" office:value="0.1931603" calcext:value-type="float">
            <text:p>0.1931603</text:p>
          </table:table-cell>
          <table:table-cell office:value-type="float" office:value="0.5415102" calcext:value-type="float">
            <text:p>0.5415102</text:p>
          </table:table-cell>
          <table:table-cell office:value-type="float" office:value="0.0994033" calcext:value-type="float">
            <text:p>0.0994033</text:p>
          </table:table-cell>
          <table:table-cell office:value-type="float" office:value="2" calcext:value-type="float">
            <text:p>2</text:p>
          </table:table-cell>
          <table:table-cell office:value-type="float" office:value="1.48789000511169" calcext:value-type="float">
            <text:p>1.48789000511169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1.58782340586185" calcext:value-type="float">
            <text:p>1.58782340586185</text:p>
          </table:table-cell>
          <table:table-cell office:value-type="float" office:value="0.255476742680185" calcext:value-type="float">
            <text:p>0.255476742680185</text:p>
          </table:table-cell>
          <table:table-cell office:value-type="float" office:value="0.576248020297088" calcext:value-type="float">
            <text:p>0.576248020297088</text:p>
          </table:table-cell>
          <table:table-cell office:value-type="float" office:value="0.296744881384075" calcext:value-type="float">
            <text:p>0.296744881384075</text:p>
          </table:table-cell>
          <table:table-cell office:value-type="float" office:value="0.214208603976294" calcext:value-type="float">
            <text:p>0.214208603976294</text:p>
          </table:table-cell>
          <table:table-cell office:value-type="float" office:value="0.0825362774077803" calcext:value-type="float">
            <text:p>0.0825362774077803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2:51</text:p>
          </table:table-cell>
          <table:table-cell office:value-type="float" office:value="-0.0002659" calcext:value-type="float">
            <text:p>-0.0002659</text:p>
          </table:table-cell>
          <table:table-cell office:value-type="float" office:value="0.1938107" calcext:value-type="float">
            <text:p>0.1938107</text:p>
          </table:table-cell>
          <table:table-cell office:value-type="float" office:value="0.1935448" calcext:value-type="float">
            <text:p>0.1935448</text:p>
          </table:table-cell>
          <table:table-cell office:value-type="float" office:value="0.5415157" calcext:value-type="float">
            <text:p>0.5415157</text:p>
          </table:table-cell>
          <table:table-cell office:value-type="float" office:value="0.099404" calcext:value-type="float">
            <text:p>0.099404</text:p>
          </table:table-cell>
          <table:table-cell office:value-type="float" office:value="2" calcext:value-type="float">
            <text:p>2</text:p>
          </table:table-cell>
          <table:table-cell office:value-type="float" office:value="1.41747665405273" calcext:value-type="float">
            <text:p>1.41747665405273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1.51741005480289" calcext:value-type="float">
            <text:p>1.51741005480289</text:p>
          </table:table-cell>
          <table:table-cell office:value-type="float" office:value="0.248711751005612" calcext:value-type="float">
            <text:p>0.248711751005612</text:p>
          </table:table-cell>
          <table:table-cell office:value-type="float" office:value="0.561009161008965" calcext:value-type="float">
            <text:p>0.561009161008965</text:p>
          </table:table-cell>
          <table:table-cell office:value-type="float" office:value="0.237212891131639" calcext:value-type="float">
            <text:p>0.237212891131639</text:p>
          </table:table-cell>
          <table:table-cell office:value-type="float" office:value="0.260210610879585" calcext:value-type="float">
            <text:p>0.260210610879585</text:p>
          </table:table-cell>
          <table:table-cell office:value-type="float" office:value="0.0229977197479456" calcext:value-type="float">
            <text:p>0.0229977197479456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3:03</text:p>
          </table:table-cell>
          <table:table-cell office:value-type="float" office:value="-0.0009622" calcext:value-type="float">
            <text:p>-0.0009622</text:p>
          </table:table-cell>
          <table:table-cell office:value-type="float" office:value="0.1948061" calcext:value-type="float">
            <text:p>0.1948061</text:p>
          </table:table-cell>
          <table:table-cell office:value-type="float" office:value="0.1938439" calcext:value-type="float">
            <text:p>0.1938439</text:p>
          </table:table-cell>
          <table:table-cell office:value-type="float" office:value="0.5415056" calcext:value-type="float">
            <text:p>0.5415056</text:p>
          </table:table-cell>
          <table:table-cell office:value-type="float" office:value="0.0993999" calcext:value-type="float">
            <text:p>0.0993999</text:p>
          </table:table-cell>
          <table:table-cell office:value-type="float" office:value="2" calcext:value-type="float">
            <text:p>2</text:p>
          </table:table-cell>
          <table:table-cell office:value-type="float" office:value="1.77704656124115" calcext:value-type="float">
            <text:p>1.77704656124115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1.87697996199131" calcext:value-type="float">
            <text:p>1.87697996199131</text:p>
          </table:table-cell>
          <table:table-cell office:value-type="float" office:value="0.258879734715447" calcext:value-type="float">
            <text:p>0.258879734715447</text:p>
          </table:table-cell>
          <table:table-cell office:value-type="float" office:value="0.612827873690154" calcext:value-type="float">
            <text:p>0.612827873690154</text:p>
          </table:table-cell>
          <table:table-cell office:value-type="float" office:value="0.185470877587795" calcext:value-type="float">
            <text:p>0.185470877587795</text:p>
          </table:table-cell>
          <table:table-cell office:value-type="float" office:value="0.332288591843098" calcext:value-type="float">
            <text:p>0.332288591843098</text:p>
          </table:table-cell>
          <table:table-cell office:value-type="float" office:value="0.146817714255303" calcext:value-type="float">
            <text:p>0.146817714255303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3:16</text:p>
          </table:table-cell>
          <table:table-cell office:value-type="float" office:value="-0.0014871" calcext:value-type="float">
            <text:p>-0.0014871</text:p>
          </table:table-cell>
          <table:table-cell office:value-type="float" office:value="0.1958086" calcext:value-type="float">
            <text:p>0.1958086</text:p>
          </table:table-cell>
          <table:table-cell office:value-type="float" office:value="0.1943215" calcext:value-type="float">
            <text:p>0.1943215</text:p>
          </table:table-cell>
          <table:table-cell office:value-type="float" office:value="0.5415057" calcext:value-type="float">
            <text:p>0.5415057</text:p>
          </table:table-cell>
          <table:table-cell office:value-type="float" office:value="0.0994008" calcext:value-type="float">
            <text:p>0.0994008</text:p>
          </table:table-cell>
          <table:table-cell office:value-type="float" office:value="2" calcext:value-type="float">
            <text:p>2</text:p>
          </table:table-cell>
          <table:table-cell office:value-type="float" office:value="2.0419065952301" calcext:value-type="float">
            <text:p>2.0419065952301</text:p>
          </table:table-cell>
          <table:table-cell office:value-type="float" office:value="-0.0995234027504921" calcext:value-type="float">
            <text:p>-0.0995234027504921</text:p>
          </table:table-cell>
          <table:table-cell office:value-type="float" office:value="2.14142999798059" calcext:value-type="float">
            <text:p>2.14142999798059</text:p>
          </table:table-cell>
          <table:table-cell office:value-type="float" office:value="0.262815738422796" calcext:value-type="float">
            <text:p>0.262815738422796</text:p>
          </table:table-cell>
          <table:table-cell office:value-type="float" office:value="0.667647123385689" calcext:value-type="float">
            <text:p>0.667647123385689</text:p>
          </table:table-cell>
          <table:table-cell office:value-type="float" office:value="0.141272878274322" calcext:value-type="float">
            <text:p>0.141272878274322</text:p>
          </table:table-cell>
          <table:table-cell office:value-type="float" office:value="0.384358598571271" calcext:value-type="float">
            <text:p>0.384358598571271</text:p>
          </table:table-cell>
          <table:table-cell office:value-type="float" office:value="0.243085720296949" calcext:value-type="float">
            <text:p>0.243085720296949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3:28</text:p>
          </table:table-cell>
          <table:table-cell office:value-type="float" office:value="-0.0018703" calcext:value-type="float">
            <text:p>-0.0018703</text:p>
          </table:table-cell>
          <table:table-cell office:value-type="float" office:value="0.1968133" calcext:value-type="float">
            <text:p>0.1968133</text:p>
          </table:table-cell>
          <table:table-cell office:value-type="float" office:value="0.194943" calcext:value-type="float">
            <text:p>0.194943</text:p>
          </table:table-cell>
          <table:table-cell office:value-type="float" office:value="0.5415239" calcext:value-type="float">
            <text:p>0.5415239</text:p>
          </table:table-cell>
          <table:table-cell office:value-type="float" office:value="0.0993971" calcext:value-type="float">
            <text:p>0.0993971</text:p>
          </table:table-cell>
          <table:table-cell office:value-type="float" office:value="2" calcext:value-type="float">
            <text:p>2</text:p>
          </table:table-cell>
          <table:table-cell office:value-type="float" office:value="2.24362659454346" calcext:value-type="float">
            <text:p>2.24362659454346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2.34355999529362" calcext:value-type="float">
            <text:p>2.34355999529362</text:p>
          </table:table-cell>
          <table:table-cell office:value-type="float" office:value="0.265849740896374" calcext:value-type="float">
            <text:p>0.265849740896374</text:p>
          </table:table-cell>
          <table:table-cell office:value-type="float" office:value="0.719052710661172" calcext:value-type="float">
            <text:p>0.719052710661172</text:p>
          </table:table-cell>
          <table:table-cell office:value-type="float" office:value="0.107816883176565" calcext:value-type="float">
            <text:p>0.107816883176565</text:p>
          </table:table-cell>
          <table:table-cell office:value-type="float" office:value="0.423882598616183" calcext:value-type="float">
            <text:p>0.423882598616183</text:p>
          </table:table-cell>
          <table:table-cell office:value-type="float" office:value="0.316065715439618" calcext:value-type="float">
            <text:p>0.316065715439618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3:41</text:p>
          </table:table-cell>
          <table:table-cell office:value-type="float" office:value="-0.0020973" calcext:value-type="float">
            <text:p>-0.0020973</text:p>
          </table:table-cell>
          <table:table-cell office:value-type="float" office:value="0.1978064" calcext:value-type="float">
            <text:p>0.1978064</text:p>
          </table:table-cell>
          <table:table-cell office:value-type="float" office:value="0.1957091" calcext:value-type="float">
            <text:p>0.1957091</text:p>
          </table:table-cell>
          <table:table-cell office:value-type="float" office:value="0.5415074" calcext:value-type="float">
            <text:p>0.5415074</text:p>
          </table:table-cell>
          <table:table-cell office:value-type="float" office:value="0.0994032" calcext:value-type="float">
            <text:p>0.0994032</text:p>
          </table:table-cell>
          <table:table-cell office:value-type="float" office:value="2" calcext:value-type="float">
            <text:p>2</text:p>
          </table:table-cell>
          <table:table-cell office:value-type="float" office:value="2.26330661773682" calcext:value-type="float">
            <text:p>2.26330661773682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2.36324001848698" calcext:value-type="float">
            <text:p>2.36324001848698</text:p>
          </table:table-cell>
          <table:table-cell office:value-type="float" office:value="0.255230742832646" calcext:value-type="float">
            <text:p>0.255230742832646</text:p>
          </table:table-cell>
          <table:table-cell office:value-type="float" office:value="0.721097684627339" calcext:value-type="float">
            <text:p>0.721097684627339</text:p>
          </table:table-cell>
          <table:table-cell office:value-type="float" office:value="0.0830528818070889" calcext:value-type="float">
            <text:p>0.0830528818070889</text:p>
          </table:table-cell>
          <table:table-cell office:value-type="float" office:value="0.427408603858203" calcext:value-type="float">
            <text:p>0.427408603858203</text:p>
          </table:table-cell>
          <table:table-cell office:value-type="float" office:value="0.344355722051114" calcext:value-type="float">
            <text:p>0.344355722051114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3:54</text:p>
          </table:table-cell>
          <table:table-cell office:value-type="float" office:value="-0.0022407" calcext:value-type="float">
            <text:p>-0.0022407</text:p>
          </table:table-cell>
          <table:table-cell office:value-type="float" office:value="0.1988075" calcext:value-type="float">
            <text:p>0.1988075</text:p>
          </table:table-cell>
          <table:table-cell office:value-type="float" office:value="0.1965668" calcext:value-type="float">
            <text:p>0.1965668</text:p>
          </table:table-cell>
          <table:table-cell office:value-type="float" office:value="0.5415097" calcext:value-type="float">
            <text:p>0.5415097</text:p>
          </table:table-cell>
          <table:table-cell office:value-type="float" office:value="0.0994" calcext:value-type="float">
            <text:p>0.0994</text:p>
          </table:table-cell>
          <table:table-cell office:value-type="float" office:value="2" calcext:value-type="float">
            <text:p>2</text:p>
          </table:table-cell>
          <table:table-cell office:value-type="float" office:value="2.11488652229309" calcext:value-type="float">
            <text:p>2.11488652229309</text:p>
          </table:table-cell>
          <table:table-cell office:value-type="float" office:value="-0.100753396749496" calcext:value-type="float">
            <text:p>-0.100753396749496</text:p>
          </table:table-cell>
          <table:table-cell office:value-type="float" office:value="2.21563991904259" calcext:value-type="float">
            <text:p>2.21563991904259</text:p>
          </table:table-cell>
          <table:table-cell office:value-type="float" office:value="0.229646731959656" calcext:value-type="float">
            <text:p>0.229646731959656</text:p>
          </table:table-cell>
          <table:table-cell office:value-type="float" office:value="0.673262575805249" calcext:value-type="float">
            <text:p>0.673262575805249</text:p>
          </table:table-cell>
          <table:table-cell office:value-type="float" office:value="0.0629628788679838" calcext:value-type="float">
            <text:p>0.0629628788679838</text:p>
          </table:table-cell>
          <table:table-cell office:value-type="float" office:value="0.396330585051328" calcext:value-type="float">
            <text:p>0.396330585051328</text:p>
          </table:table-cell>
          <table:table-cell office:value-type="float" office:value="0.333367706183344" calcext:value-type="float">
            <text:p>0.333367706183344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4:06</text:p>
          </table:table-cell>
          <table:table-cell office:value-type="float" office:value="-0.0023151" calcext:value-type="float">
            <text:p>-0.0023151</text:p>
          </table:table-cell>
          <table:table-cell office:value-type="float" office:value="0.1998096" calcext:value-type="float">
            <text:p>0.1998096</text:p>
          </table:table-cell>
          <table:table-cell office:value-type="float" office:value="0.1974945" calcext:value-type="float">
            <text:p>0.1974945</text:p>
          </table:table-cell>
          <table:table-cell office:value-type="float" office:value="0.5415068" calcext:value-type="float">
            <text:p>0.5415068</text:p>
          </table:table-cell>
          <table:table-cell office:value-type="float" office:value="0.0994024" calcext:value-type="float">
            <text:p>0.0994024</text:p>
          </table:table-cell>
          <table:table-cell office:value-type="float" office:value="2" calcext:value-type="float">
            <text:p>2</text:p>
          </table:table-cell>
          <table:table-cell office:value-type="float" office:value="1.87257659435272" calcext:value-type="float">
            <text:p>1.87257659435272</text:p>
          </table:table-cell>
          <table:table-cell office:value-type="float" office:value="-0.101573400199413" calcext:value-type="float">
            <text:p>-0.101573400199413</text:p>
          </table:table-cell>
          <table:table-cell office:value-type="float" office:value="1.97414999455214" calcext:value-type="float">
            <text:p>1.97414999455214</text:p>
          </table:table-cell>
          <table:table-cell office:value-type="float" office:value="0.198199739842676" calcext:value-type="float">
            <text:p>0.198199739842676</text:p>
          </table:table-cell>
          <table:table-cell office:value-type="float" office:value="0.596831931938289" calcext:value-type="float">
            <text:p>0.596831931938289</text:p>
          </table:table-cell>
          <table:table-cell office:value-type="float" office:value="0.0487768806517124" calcext:value-type="float">
            <text:p>0.0487768806517124</text:p>
          </table:table-cell>
          <table:table-cell office:value-type="float" office:value="0.347622599033639" calcext:value-type="float">
            <text:p>0.347622599033639</text:p>
          </table:table-cell>
          <table:table-cell office:value-type="float" office:value="0.298845718381926" calcext:value-type="float">
            <text:p>0.298845718381926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4:19</text:p>
          </table:table-cell>
          <table:table-cell office:value-type="float" office:value="-0.0022545" calcext:value-type="float">
            <text:p>-0.0022545</text:p>
          </table:table-cell>
          <table:table-cell office:value-type="float" office:value="0.2008088" calcext:value-type="float">
            <text:p>0.2008088</text:p>
          </table:table-cell>
          <table:table-cell office:value-type="float" office:value="0.1985544" calcext:value-type="float">
            <text:p>0.1985544</text:p>
          </table:table-cell>
          <table:table-cell office:value-type="float" office:value="0.5415051" calcext:value-type="float">
            <text:p>0.5415051</text:p>
          </table:table-cell>
          <table:table-cell office:value-type="float" office:value="0.0994015" calcext:value-type="float">
            <text:p>0.0994015</text:p>
          </table:table-cell>
          <table:table-cell office:value-type="float" office:value="2" calcext:value-type="float">
            <text:p>2</text:p>
          </table:table-cell>
          <table:table-cell office:value-type="float" office:value="1.5474466085434" calcext:value-type="float">
            <text:p>1.5474466085434</text:p>
          </table:table-cell>
          <table:table-cell office:value-type="float" office:value="-0.101983398199081" calcext:value-type="float">
            <text:p>-0.101983398199081</text:p>
          </table:table-cell>
          <table:table-cell office:value-type="float" office:value="1.64943000674248" calcext:value-type="float">
            <text:p>1.64943000674248</text:p>
          </table:table-cell>
          <table:table-cell office:value-type="float" office:value="0.162652740976773" calcext:value-type="float">
            <text:p>0.162652740976773</text:p>
          </table:table-cell>
          <table:table-cell office:value-type="float" office:value="0.495367617783265" calcext:value-type="float">
            <text:p>0.495367617783265</text:p>
          </table:table-cell>
          <table:table-cell office:value-type="float" office:value="0.0432008799165487" calcext:value-type="float">
            <text:p>0.0432008799165487</text:p>
          </table:table-cell>
          <table:table-cell office:value-type="float" office:value="0.282104602036998" calcext:value-type="float">
            <text:p>0.282104602036998</text:p>
          </table:table-cell>
          <table:table-cell office:value-type="float" office:value="0.238903722120449" calcext:value-type="float">
            <text:p>0.238903722120449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4:31</text:p>
          </table:table-cell>
          <table:table-cell office:value-type="float" office:value="0.0008759" calcext:value-type="float">
            <text:p>0.0008759</text:p>
          </table:table-cell>
          <table:table-cell office:value-type="float" office:value="0.1918298" calcext:value-type="float">
            <text:p>0.1918298</text:p>
          </table:table-cell>
          <table:table-cell office:value-type="float" office:value="0.1927057" calcext:value-type="float">
            <text:p>0.1927057</text:p>
          </table:table-cell>
          <table:table-cell office:value-type="float" office:value="0.5415038" calcext:value-type="float">
            <text:p>0.5415038</text:p>
          </table:table-cell>
          <table:table-cell office:value-type="float" office:value="0.0993419" calcext:value-type="float">
            <text:p>0.0993419</text:p>
          </table:table-cell>
          <table:table-cell office:value-type="float" office:value="2" calcext:value-type="float">
            <text:p>2</text:p>
          </table:table-cell>
          <table:table-cell office:value-type="float" office:value="1.58259999752045" calcext:value-type="float">
            <text:p>1.58259999752045</text:p>
          </table:table-cell>
          <table:table-cell office:value-type="float" office:value="-0.101573400199413" calcext:value-type="float">
            <text:p>-0.101573400199413</text:p>
          </table:table-cell>
          <table:table-cell office:value-type="float" office:value="1.68417339771986" calcext:value-type="float">
            <text:p>1.68417339771986</text:p>
          </table:table-cell>
          <table:table-cell office:value-type="float" office:value="0.232598738139495" calcext:value-type="float">
            <text:p>0.232598738139495</text:p>
          </table:table-cell>
          <table:table-cell office:value-type="float" office:value="0.554266726930969" calcext:value-type="float">
            <text:p>0.554266726930969</text:p>
          </table:table-cell>
          <table:table-cell office:value-type="float" office:value="0.314128879457712" calcext:value-type="float">
            <text:p>0.314128879457712</text:p>
          </table:table-cell>
          <table:table-cell office:value-type="float" office:value="0.151068596821278" calcext:value-type="float">
            <text:p>0.151068596821278</text:p>
          </table:table-cell>
          <table:table-cell office:value-type="float" office:value="0.163060282636434" calcext:value-type="float">
            <text:p>0.163060282636434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4:44</text:p>
          </table:table-cell>
          <table:table-cell office:value-type="float" office:value="0.0013359" calcext:value-type="float">
            <text:p>0.0013359</text:p>
          </table:table-cell>
          <table:table-cell office:value-type="float" office:value="0.1908109" calcext:value-type="float">
            <text:p>0.1908109</text:p>
          </table:table-cell>
          <table:table-cell office:value-type="float" office:value="0.1921467" calcext:value-type="float">
            <text:p>0.1921467</text:p>
          </table:table-cell>
          <table:table-cell office:value-type="float" office:value="0.5415072" calcext:value-type="float">
            <text:p>0.5415072</text:p>
          </table:table-cell>
          <table:table-cell office:value-type="float" office:value="0.0994011" calcext:value-type="float">
            <text:p>0.0994011</text:p>
          </table:table-cell>
          <table:table-cell office:value-type="float" office:value="2" calcext:value-type="float">
            <text:p>2</text:p>
          </table:table-cell>
          <table:table-cell office:value-type="float" office:value="1.73839998245239" calcext:value-type="float">
            <text:p>1.73839998245239</text:p>
          </table:table-cell>
          <table:table-cell office:value-type="float" office:value="-0.101573400199413" calcext:value-type="float">
            <text:p>-0.101573400199413</text:p>
          </table:table-cell>
          <table:table-cell office:value-type="float" office:value="1.83997338265181" calcext:value-type="float">
            <text:p>1.83997338265181</text:p>
          </table:table-cell>
          <table:table-cell office:value-type="float" office:value="0.22817073953338" calcext:value-type="float">
            <text:p>0.22817073953338</text:p>
          </table:table-cell>
          <table:table-cell office:value-type="float" office:value="0.577047059669818" calcext:value-type="float">
            <text:p>0.577047059669818</text:p>
          </table:table-cell>
          <table:table-cell office:value-type="float" office:value="0.345124876499176" calcext:value-type="float">
            <text:p>0.345124876499176</text:p>
          </table:table-cell>
          <table:table-cell office:value-type="float" office:value="0.111216602567583" calcext:value-type="float">
            <text:p>0.111216602567583</text:p>
          </table:table-cell>
          <table:table-cell office:value-type="float" office:value="0.233908273931593" calcext:value-type="float">
            <text:p>0.233908273931593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4:56</text:p>
          </table:table-cell>
          <table:table-cell office:value-type="float" office:value="0.0016716" calcext:value-type="float">
            <text:p>0.0016716</text:p>
          </table:table-cell>
          <table:table-cell office:value-type="float" office:value="0.1898065" calcext:value-type="float">
            <text:p>0.1898065</text:p>
          </table:table-cell>
          <table:table-cell office:value-type="float" office:value="0.1914781" calcext:value-type="float">
            <text:p>0.1914781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4072" calcext:value-type="float">
            <text:p>0.0994072</text:p>
          </table:table-cell>
          <table:table-cell office:value-type="float" office:value="2" calcext:value-type="float">
            <text:p>2</text:p>
          </table:table-cell>
          <table:table-cell office:value-type="float" office:value="1.81793999671936" calcext:value-type="float">
            <text:p>1.81793999671936</text:p>
          </table:table-cell>
          <table:table-cell office:value-type="float" office:value="-0.101163402199745" calcext:value-type="float">
            <text:p>-0.101163402199745</text:p>
          </table:table-cell>
          <table:table-cell office:value-type="float" office:value="1.91910339891911" calcext:value-type="float">
            <text:p>1.91910339891911</text:p>
          </table:table-cell>
          <table:table-cell office:value-type="float" office:value="0.221036737272516" calcext:value-type="float">
            <text:p>0.221036737272516</text:p>
          </table:table-cell>
          <table:table-cell office:value-type="float" office:value="0.589699111056969" calcext:value-type="float">
            <text:p>0.589699111056969</text:p>
          </table:table-cell>
          <table:table-cell office:value-type="float" office:value="0.360704879462719" calcext:value-type="float">
            <text:p>0.360704879462719</text:p>
          </table:table-cell>
          <table:table-cell office:value-type="float" office:value="0.0813685950823128" calcext:value-type="float">
            <text:p>0.0813685950823128</text:p>
          </table:table-cell>
          <table:table-cell office:value-type="float" office:value="0.279336284380406" calcext:value-type="float">
            <text:p>0.279336284380406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5:08</text:p>
          </table:table-cell>
          <table:table-cell office:value-type="float" office:value="0.0018901" calcext:value-type="float">
            <text:p>0.0018901</text:p>
          </table:table-cell>
          <table:table-cell office:value-type="float" office:value="0.1888061" calcext:value-type="float">
            <text:p>0.1888061</text:p>
          </table:table-cell>
          <table:table-cell office:value-type="float" office:value="0.1906962" calcext:value-type="float">
            <text:p>0.1906962</text:p>
          </table:table-cell>
          <table:table-cell office:value-type="float" office:value="0.5415093" calcext:value-type="float">
            <text:p>0.5415093</text:p>
          </table:table-cell>
          <table:table-cell office:value-type="float" office:value="0.0994038" calcext:value-type="float">
            <text:p>0.0994038</text:p>
          </table:table-cell>
          <table:table-cell office:value-type="float" office:value="2" calcext:value-type="float">
            <text:p>2</text:p>
          </table:table-cell>
          <table:table-cell office:value-type="float" office:value="1.75233995914459" calcext:value-type="float">
            <text:p>1.75233995914459</text:p>
          </table:table-cell>
          <table:table-cell office:value-type="float" office:value="-0.101983398199081" calcext:value-type="float">
            <text:p>-0.101983398199081</text:p>
          </table:table-cell>
          <table:table-cell office:value-type="float" office:value="1.85432335734367" calcext:value-type="float">
            <text:p>1.85432335734367</text:p>
          </table:table-cell>
          <table:table-cell office:value-type="float" office:value="0.201807734882459" calcext:value-type="float">
            <text:p>0.201807734882459</text:p>
          </table:table-cell>
          <table:table-cell office:value-type="float" office:value="0.563865574915983" calcext:value-type="float">
            <text:p>0.563865574915983</text:p>
          </table:table-cell>
          <table:table-cell office:value-type="float" office:value="0.347010871767998" calcext:value-type="float">
            <text:p>0.347010871767998</text:p>
          </table:table-cell>
          <table:table-cell office:value-type="float" office:value="0.0566045979969204" calcext:value-type="float">
            <text:p>0.0566045979969204</text:p>
          </table:table-cell>
          <table:table-cell office:value-type="float" office:value="0.290406273771077" calcext:value-type="float">
            <text:p>0.290406273771077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5:21</text:p>
          </table:table-cell>
          <table:table-cell office:value-type="float" office:value="0.0020056" calcext:value-type="float">
            <text:p>0.0020056</text:p>
          </table:table-cell>
          <table:table-cell office:value-type="float" office:value="0.1878124" calcext:value-type="float">
            <text:p>0.1878124</text:p>
          </table:table-cell>
          <table:table-cell office:value-type="float" office:value="0.189818" calcext:value-type="float">
            <text:p>0.189818</text:p>
          </table:table-cell>
          <table:table-cell office:value-type="float" office:value="0.5415079" calcext:value-type="float">
            <text:p>0.5415079</text:p>
          </table:table-cell>
          <table:table-cell office:value-type="float" office:value="0.0993998" calcext:value-type="float">
            <text:p>0.0993998</text:p>
          </table:table-cell>
          <table:table-cell office:value-type="float" office:value="2" calcext:value-type="float">
            <text:p>2</text:p>
          </table:table-cell>
          <table:table-cell office:value-type="float" office:value="1.57850003242493" calcext:value-type="float">
            <text:p>1.57850003242493</text:p>
          </table:table-cell>
          <table:table-cell office:value-type="float" office:value="-0.101983398199081" calcext:value-type="float">
            <text:p>-0.101983398199081</text:p>
          </table:table-cell>
          <table:table-cell office:value-type="float" office:value="1.68048343062401" calcext:value-type="float">
            <text:p>1.68048343062401</text:p>
          </table:table-cell>
          <table:table-cell office:value-type="float" office:value="0.17544474506285" calcext:value-type="float">
            <text:p>0.17544474506285</text:p>
          </table:table-cell>
          <table:table-cell office:value-type="float" office:value="0.507292769185858" calcext:value-type="float">
            <text:p>0.507292769185858</text:p>
          </table:table-cell>
          <table:table-cell office:value-type="float" office:value="0.311750886961818" calcext:value-type="float">
            <text:p>0.311750886961818</text:p>
          </table:table-cell>
          <table:table-cell office:value-type="float" office:value="0.0391386031638831" calcext:value-type="float">
            <text:p>0.0391386031638831</text:p>
          </table:table-cell>
          <table:table-cell office:value-type="float" office:value="0.272612283797935" calcext:value-type="float">
            <text:p>0.272612283797935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5:33</text:p>
          </table:table-cell>
          <table:table-cell office:value-type="float" office:value="0.0021628" calcext:value-type="float">
            <text:p>0.0021628</text:p>
          </table:table-cell>
          <table:table-cell office:value-type="float" office:value="0.1868094" calcext:value-type="float">
            <text:p>0.1868094</text:p>
          </table:table-cell>
          <table:table-cell office:value-type="float" office:value="0.1887722" calcext:value-type="float">
            <text:p>0.1887722</text:p>
          </table:table-cell>
          <table:table-cell office:value-type="float" office:value="0.5415061" calcext:value-type="float">
            <text:p>0.5415061</text:p>
          </table:table-cell>
          <table:table-cell office:value-type="float" office:value="0.0994005" calcext:value-type="float">
            <text:p>0.0994005</text:p>
          </table:table-cell>
          <table:table-cell office:value-type="float" office:value="2" calcext:value-type="float">
            <text:p>2</text:p>
          </table:table-cell>
          <table:table-cell office:value-type="float" office:value="1.37882995605469" calcext:value-type="float">
            <text:p>1.37882995605469</text:p>
          </table:table-cell>
          <table:table-cell office:value-type="float" office:value="-0.102803401648998" calcext:value-type="float">
            <text:p>-0.102803401648998</text:p>
          </table:table-cell>
          <table:table-cell office:value-type="float" office:value="1.48163335770369" calcext:value-type="float">
            <text:p>1.48163335770369</text:p>
          </table:table-cell>
          <table:table-cell office:value-type="float" office:value="0.152279734495096" calcext:value-type="float">
            <text:p>0.152279734495096</text:p>
          </table:table-cell>
          <table:table-cell office:value-type="float" office:value="0.445131401877026" calcext:value-type="float">
            <text:p>0.445131401877026</text:p>
          </table:table-cell>
          <table:table-cell office:value-type="float" office:value="0.271652871370316" calcext:value-type="float">
            <text:p>0.271652871370316</text:p>
          </table:table-cell>
          <table:table-cell office:value-type="float" office:value="0.0329065976198763" calcext:value-type="float">
            <text:p>0.0329065976198763</text:p>
          </table:table-cell>
          <table:table-cell office:value-type="float" office:value="0.238746273750439" calcext:value-type="float">
            <text:p>0.238746273750439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5:46</text:p>
          </table:table-cell>
          <table:table-cell office:value-type="float" office:value="0.0021995" calcext:value-type="float">
            <text:p>0.0021995</text:p>
          </table:table-cell>
          <table:table-cell office:value-type="float" office:value="0.1858078" calcext:value-type="float">
            <text:p>0.1858078</text:p>
          </table:table-cell>
          <table:table-cell office:value-type="float" office:value="0.1877572" calcext:value-type="float">
            <text:p>0.1877572</text:p>
          </table:table-cell>
          <table:table-cell office:value-type="float" office:value="0.5415066" calcext:value-type="float">
            <text:p>0.5415066</text:p>
          </table:table-cell>
          <table:table-cell office:value-type="float" office:value="0.0993984" calcext:value-type="float">
            <text:p>0.0993984</text:p>
          </table:table-cell>
          <table:table-cell office:value-type="float" office:value="2" calcext:value-type="float">
            <text:p>2</text:p>
          </table:table-cell>
          <table:table-cell office:value-type="float" office:value="1.26362001895905" calcext:value-type="float">
            <text:p>1.26362001895905</text:p>
          </table:table-cell>
          <table:table-cell office:value-type="float" office:value="-0.10239340364933" calcext:value-type="float">
            <text:p>-0.10239340364933</text:p>
          </table:table-cell>
          <table:table-cell office:value-type="float" office:value="1.36601342260838" calcext:value-type="float">
            <text:p>1.36601342260838</text:p>
          </table:table-cell>
          <table:table-cell office:value-type="float" office:value="0.138995742844418" calcext:value-type="float">
            <text:p>0.138995742844418</text:p>
          </table:table-cell>
          <table:table-cell office:value-type="float" office:value="0.408832542003015" calcext:value-type="float">
            <text:p>0.408832542003015</text:p>
          </table:table-cell>
          <table:table-cell office:value-type="float" office:value="0.249512883648276" calcext:value-type="float">
            <text:p>0.249512883648276</text:p>
          </table:table-cell>
          <table:table-cell office:value-type="float" office:value="0.0284786020405591" calcext:value-type="float">
            <text:p>0.0284786020405591</text:p>
          </table:table-cell>
          <table:table-cell office:value-type="float" office:value="0.221034281607717" calcext:value-type="float">
            <text:p>0.221034281607717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5:59</text:p>
          </table:table-cell>
          <table:table-cell office:value-type="float" office:value="0.0016719" calcext:value-type="float">
            <text:p>0.0016719</text:p>
          </table:table-cell>
          <table:table-cell office:value-type="float" office:value="0.1848089" calcext:value-type="float">
            <text:p>0.1848089</text:p>
          </table:table-cell>
          <table:table-cell office:value-type="float" office:value="0.1864808" calcext:value-type="float">
            <text:p>0.1864808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3977" calcext:value-type="float">
            <text:p>0.0993977</text:p>
          </table:table-cell>
          <table:table-cell office:value-type="float" office:value="2" calcext:value-type="float">
            <text:p>2</text:p>
          </table:table-cell>
          <table:table-cell office:value-type="float" office:value="0.890929996967316" calcext:value-type="float">
            <text:p>0.890929996967316</text:p>
          </table:table-cell>
          <table:table-cell office:value-type="float" office:value="-0.104033403098583" calcext:value-type="float">
            <text:p>-0.104033403098583</text:p>
          </table:table-cell>
          <table:table-cell office:value-type="float" office:value="0.994963400065899" calcext:value-type="float">
            <text:p>0.994963400065899</text:p>
          </table:table-cell>
          <table:table-cell office:value-type="float" office:value="0.0993077392224222" calcext:value-type="float">
            <text:p>0.0993077392224222</text:p>
          </table:table-cell>
          <table:table-cell office:value-type="float" office:value="0.295259055254903" calcext:value-type="float">
            <text:p>0.295259055254903</text:p>
          </table:table-cell>
          <table:table-cell office:value-type="float" office:value="0.174728879332542" calcext:value-type="float">
            <text:p>0.174728879332542</text:p>
          </table:table-cell>
          <table:table-cell office:value-type="float" office:value="0.0238865991123021" calcext:value-type="float">
            <text:p>0.0238865991123021</text:p>
          </table:table-cell>
          <table:table-cell office:value-type="float" office:value="0.15084228022024" calcext:value-type="float">
            <text:p>0.15084228022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6:01.696791948</dc:date>
    <meta:editing-duration>PT20S</meta:editing-duration>
    <meta:editing-cycles>2</meta:editing-cycles>
    <meta:document-statistic meta:table-count="1" meta:cell-count="396" meta:object-count="0"/>
  </office:meta>
</office:document-meta>
</file>